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1|knows_shield_1|knows_athletics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ironflesh_1|knows_power_throw_3|knows_athletics_2|knows_riding_4|knows_horse_archery_3|knows_looting_1|knows_tracking_1|knows_pathfinding_2|knows_spotting_1|knows_wound_treatment_1|knows_persuasion_1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ironflesh_1|knows_power_throw_3|knows_athletics_2|knows_riding_4|knows_horse_archery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troll_head_a,itm_troll_head_b,itm_troll_head_c,itm_troll_body,itm_troll_hands,itm_troll_feet,itm_giant_mace_b,],str_25| agi_3| int_3| cha_3|level(58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troll_head_a,itm_troll_head_b,itm_troll_head_c,itm_troll_body,itm_troll_hands,itm_troll_feet,itm_giant_mace_b,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8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50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50),wp(8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58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0),wp(9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0),wp(9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50),wp(100),knows_power_strike_6|knows_ironflesh_12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50),wp(100),knows_power_strike_6|knows_ironflesh_12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30)</text:p>
          </table:table-cell>
          <table:table-cell table:style-name="ce23" office:value-type="string" calcext:value-type="string">
            <text:p>knows_power_strike_7|knows_ironflesh_13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30),knows_power_strike_7|knows_ironflesh_13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30),knows_power_strike_7|knows_ironflesh_13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.00.0000</text:date>, <text:time style:data-style-name="N2" text:time-value="22:41:02.51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2-29T23:03:40.491000000</dc:date>
    <meta:editing-cycles>373</meta:editing-cycles>
    <meta:editing-duration>P5DT55M10S</meta:editing-duration>
    <meta:document-statistic meta:table-count="2" meta:cell-count="7111" meta:object-count="0"/>
  </office:meta>
</office:document-meta>
</file>